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text-align="center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" style:family="table-column">
      <style:table-column-properties style:column-width="3.3465in" style:use-optimal-column-width="false"/>
    </style:style>
    <style:style style:name="TableColumn15" style:family="table-column">
      <style:table-column-properties style:column-width="3.3465in" style:use-optimal-column-width="false"/>
    </style:style>
    <style:style style:name="Table13" style:family="table">
      <style:table-properties style:width="6.693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Cell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" style:family="table-column">
      <style:table-column-properties style:column-width="3.3465in" style:use-optimal-column-width="false"/>
    </style:style>
    <style:style style:name="TableColumn26" style:family="table-column">
      <style:table-column-properties style:column-width="3.3465in" style:use-optimal-column-width="false"/>
    </style:style>
    <style:style style:name="Table24" style:family="table">
      <style:table-properties style:width="6.693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ableCell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6" style:family="table-column">
      <style:table-column-properties style:column-width="3.3465in" style:use-optimal-column-width="false"/>
    </style:style>
    <style:style style:name="TableColumn37" style:family="table-column">
      <style:table-column-properties style:column-width="3.3465in" style:use-optimal-column-width="false"/>
    </style:style>
    <style:style style:name="Table35" style:family="table">
      <style:table-properties style:width="6.693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Cell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7" style:family="table-column">
      <style:table-column-properties style:column-width="3.3465in" style:use-optimal-column-width="false"/>
    </style:style>
    <style:style style:name="TableColumn48" style:family="table-column">
      <style:table-column-properties style:column-width="3.3465in" style:use-optimal-column-width="false"/>
    </style:style>
    <style:style style:name="Table46" style:family="table">
      <style:table-properties style:width="6.693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8" style:family="table-column">
      <style:table-column-properties style:column-width="3.3465in" style:use-optimal-column-width="false"/>
    </style:style>
    <style:style style:name="TableColumn59" style:family="table-column">
      <style:table-column-properties style:column-width="3.3465in" style:use-optimal-column-width="false"/>
    </style:style>
    <style:style style:name="Table57" style:family="table">
      <style:table-properties style:width="6.693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ableCell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9" style:family="table-column">
      <style:table-column-properties style:column-width="3.3465in" style:use-optimal-column-width="false"/>
    </style:style>
    <style:style style:name="TableColumn70" style:family="table-column">
      <style:table-column-properties style:column-width="3.3465in" style:use-optimal-column-width="false"/>
    </style:style>
    <style:style style:name="Table68" style:family="table">
      <style:table-properties style:width="6.693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</style:style>
    <style:style style:name="TableCell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0" style:family="table-column">
      <style:table-column-properties style:column-width="3.3465in" style:use-optimal-column-width="false"/>
    </style:style>
    <style:style style:name="TableColumn81" style:family="table-column">
      <style:table-column-properties style:column-width="3.3465in" style:use-optimal-column-width="false"/>
    </style:style>
    <style:style style:name="Table79" style:family="table">
      <style:table-properties style:width="6.693in" fo:margin-left="0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</style:style>
    <style:style style:name="TableCell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1" style:family="table-column">
      <style:table-column-properties style:column-width="3.3465in" style:use-optimal-column-width="false"/>
    </style:style>
    <style:style style:name="TableColumn92" style:family="table-column">
      <style:table-column-properties style:column-width="3.3465in" style:use-optimal-column-width="false"/>
    </style:style>
    <style:style style:name="Table90" style:family="table">
      <style:table-properties style:width="6.693in" fo:margin-left="0in" table:align="lef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2" style:family="table-column">
      <style:table-column-properties style:column-width="3.3465in" style:use-optimal-column-width="false"/>
    </style:style>
    <style:style style:name="TableColumn103" style:family="table-column">
      <style:table-column-properties style:column-width="3.3465in" style:use-optimal-column-width="false"/>
    </style:style>
    <style:style style:name="Table101" style:family="table">
      <style:table-properties style:width="6.693in" fo:margin-left="0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Cell1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3" style:family="table-column">
      <style:table-column-properties style:column-width="3.3465in" style:use-optimal-column-width="false"/>
    </style:style>
    <style:style style:name="TableColumn114" style:family="table-column">
      <style:table-column-properties style:column-width="3.3465in" style:use-optimal-column-width="false"/>
    </style:style>
    <style:style style:name="Table112" style:family="table">
      <style:table-properties style:width="6.693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</style:style>
    <style:style style:name="TableCell1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color="#000000"/>
    </style:style>
    <style:style style:name="P123" style:parent-style-name="TableContents" style:family="paragraph">
      <style:text-properties fo:color="#000000"/>
    </style:style>
    <style:style style:name="P124" style:parent-style-name="TableContents" style:family="paragraph">
      <style:text-properties fo:color="#000000"/>
    </style:style>
    <style:style style:name="P125" style:parent-style-name="TableContents" style:family="paragraph">
      <style:text-properties fo:color="#000000"/>
    </style:style>
    <style:style style:name="P126" style:parent-style-name="TableContents" style:family="paragraph">
      <style:text-properties fo:color="#000000"/>
    </style:style>
    <style:style style:name="P127" style:parent-style-name="TableContents" style:family="paragraph">
      <style:text-properties fo:color="#000000"/>
    </style:style>
    <style:style style:name="P128" style:parent-style-name="TableContents" style:family="paragraph">
      <style:text-properties fo:color="#000000"/>
    </style:style>
    <style:style style:name="P129" style:parent-style-name="TableContents" style:family="paragraph">
      <style:text-properties fo:color="#000000"/>
    </style:style>
    <style:style style:name="P130" style:parent-style-name="TableContents" style:family="paragraph">
      <style:text-properties fo:color="#000000"/>
    </style:style>
    <style:style style:name="P131" style:parent-style-name="TableContents" style:family="paragraph">
      <style:text-properties fo:color="#000000"/>
    </style:style>
    <style:style style:name="P132" style:parent-style-name="TableContents" style:family="paragraph">
      <style:text-properties fo:color="#000000"/>
    </style:style>
    <style:style style:name="P133" style:parent-style-name="TableContents" style:family="paragraph">
      <style:text-properties fo:color="#000000"/>
    </style:style>
    <style:style style:name="P134" style:parent-style-name="TableContents" style:family="paragraph">
      <style:text-properties fo:color="#000000"/>
    </style:style>
    <style:style style:name="P135" style:parent-style-name="TableContents" style:family="paragraph">
      <style:text-properties fo:color="#000000"/>
    </style:style>
    <style:style style:name="P136" style:parent-style-name="TableContents" style:family="paragraph">
      <style:text-properties fo:color="#000000"/>
    </style:style>
    <style:style style:name="P137" style:parent-style-name="TableContents" style:family="paragraph">
      <style:text-properties fo:color="#000000"/>
    </style:style>
    <style:style style:name="P138" style:parent-style-name="TableContents" style:family="paragraph">
      <style:text-properties fo:color="#000000"/>
    </style:style>
    <style:style style:name="T139" style:parent-style-name="Fuentedepárrafopredeter." style:family="text">
      <style:text-properties fo:color="#000000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color="#000000"/>
    </style:style>
    <style:style style:name="P142" style:parent-style-name="TableContents" style:family="paragraph">
      <style:text-properties fo:color="#000000"/>
    </style:style>
    <style:style style:name="P143" style:parent-style-name="TableContents" style:family="paragraph">
      <style:text-properties fo:color="#000000"/>
    </style:style>
    <style:style style:name="P144" style:parent-style-name="TableContents" style:family="paragraph">
      <style:text-properties fo:color="#000000"/>
    </style:style>
    <style:style style:name="P145" style:parent-style-name="TableContents" style:family="paragraph">
      <style:text-properties fo:color="#000000"/>
    </style:style>
    <style:style style:name="P146" style:parent-style-name="TableContents" style:family="paragraph">
      <style:text-properties fo:color="#000000"/>
    </style:style>
    <style:style style:name="P147" style:parent-style-name="TableContents" style:family="paragraph">
      <style:text-properties fo:color="#000000"/>
    </style:style>
    <style:style style:name="P148" style:parent-style-name="TableContents" style:family="paragraph">
      <style:text-properties fo:color="#000000"/>
    </style:style>
    <style:style style:name="T149" style:parent-style-name="Fuentedepárrafopredeter." style:family="text">
      <style:text-properties fo:color="#000000"/>
    </style:style>
    <style:style style:name="TableColumn151" style:family="table-column">
      <style:table-column-properties style:column-width="3.3465in" style:use-optimal-column-width="false"/>
    </style:style>
    <style:style style:name="TableColumn152" style:family="table-column">
      <style:table-column-properties style:column-width="3.3465in" style:use-optimal-column-width="false"/>
    </style:style>
    <style:style style:name="Table150" style:family="table">
      <style:table-properties style:width="6.693in" fo:margin-left="0in" table:align="lef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</style:style>
    <style:style style:name="TableCell1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color="#000000"/>
    </style:style>
    <style:style style:name="P161" style:parent-style-name="TableContents" style:family="paragraph">
      <style:text-properties fo:color="#000000"/>
    </style:style>
    <style:style style:name="T162" style:parent-style-name="Fuentedepárrafopredeter." style:family="text">
      <style:text-properties fo:color="#000000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color="#000000"/>
    </style:style>
    <style:style style:name="P165" style:parent-style-name="TableContents" style:family="paragraph">
      <style:text-properties fo:color="#000000"/>
    </style:style>
    <style:style style:name="T166" style:parent-style-name="Fuentedepárrafopredeter." style:family="text">
      <style:text-properties fo:color="#000000"/>
    </style:style>
  </office:automatic-styles>
  <office:body>
    <office:text text:use-soft-page-breaks="true">
      <text:p text:style-name="P1">LOTES DE PRUEBA</text:p>
      <text:p text:style-name="Standard"/>
      <text:p text:style-name="Standard">00_todoMuralUnSoloColor</text:p>
      <text:p text:style-name="Standard"/>
      <text:p text:style-name="Standard"><text:tab/>- Descripción: Busco el error donde</text:p>
      <text:p text:style-name="Standard"/>
      <text:p text:style-name="Standard">PROGRAMA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N</text:p>
          </table:table-cell>
          <table:table-cell table:style-name="TableCell8">
            <text:p text:style-name="P9">OUT (Esperado)</text:p>
          </table:table-cell>
        </table:table-row>
        <table:table-row table:style-name="TableRow10">
          <table:table-cell table:style-name="TableCell11">
            <text:p text:style-name="TableContents">5 5 5</text:p>
            <text:p text:style-name="TableContents">1 A 1 5</text:p>
            <text:p text:style-name="TableContents">2 A 1 5</text:p>
            <text:p text:style-name="TableContents">3 A 1 5</text:p>
            <text:p text:style-name="TableContents">4 A 1 5</text:p>
            <text:p text:style-name="TableContents">5 A 1 5</text:p>
          </table:table-cell>
          <table:table-cell table:style-name="TableCell12">
            <text:p text:style-name="TableContents">AAAAA</text:p>
            <text:p text:style-name="TableContents">AAAAA</text:p>
            <text:p text:style-name="TableContents">AAAAA</text:p>
            <text:p text:style-name="TableContents">AAAAA</text:p>
            <text:p text:style-name="TableContents">AAAAA</text:p>
          </table:table-cell>
        </table:table-row>
      </table:table>
      <text:p text:style-name="Standard"/>
      <text:p text:style-name="Standard"/>
      <text:p text:style-name="Standard">01_noSeCruzaNinguno</text:p>
      <text:p text:style-name="Standard"><text:tab/>Descripción:</text:p>
      <text:p text:style-name="Standard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IN</text:p>
          </table:table-cell>
          <table:table-cell table:style-name="TableCell19">
            <text:p text:style-name="P20">OUT (Esperado)</text:p>
          </table:table-cell>
        </table:table-row>
        <table:table-row table:style-name="TableRow21">
          <table:table-cell table:style-name="TableCell22">
            <text:p text:style-name="TableContents">5 5 2</text:p>
            <text:p text:style-name="TableContents">1 A 1 3</text:p>
            <text:p text:style-name="TableContents">2 R 1 3</text:p>
            <text:p text:style-name="TableContents">3 Z 1 3</text:p>
            <text:p text:style-name="TableContents">4 R 1 3</text:p>
            <text:p text:style-name="TableContents">5 Z 1 3</text:p>
            <text:p text:style-name="TableContents">4 R 1 5</text:p>
            <text:p text:style-name="TableContents">5 Z 1 5</text:p>
            <text:p text:style-name="TableContents"/>
          </table:table-cell>
          <table:table-cell table:style-name="TableCell23">
            <text:p text:style-name="TableContents">AAARZ</text:p>
            <text:p text:style-name="TableContents">RRRRZ</text:p>
            <text:p text:style-name="TableContents">ZZZRZ</text:p>
            <text:p text:style-name="TableContents">RRRRZ</text:p>
            <text:p text:style-name="TableContents">ZZZRZ</text:p>
          </table:table-cell>
        </table:table-row>
      </table:table>
      <text:p text:style-name="Standard"/>
      <text:p text:style-name="Standard">02_muralVacio</text:p>
      <text:p text:style-name="Standard"><text:tab/>Descripción:</text:p>
      <text:p text:style-name="Standard"/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IN</text:p>
          </table:table-cell>
          <table:table-cell table:style-name="TableCell30">
            <text:p text:style-name="P31">OUT (Esperado)</text:p>
          </table:table-cell>
        </table:table-row>
        <table:table-row table:style-name="TableRow32">
          <table:table-cell table:style-name="TableCell33">
            <text:p text:style-name="TableContents">5 0 0</text:p>
          </table:table-cell>
          <table:table-cell table:style-name="TableCell34">
            <text:p text:style-name="TableContents">. . . . .</text:p>
            <text:p text:style-name="TableContents">. . . . .</text:p>
            <text:p text:style-name="TableContents">. . . . .</text:p>
            <text:p text:style-name="TableContents">. . . . .</text:p>
            <text:p text:style-name="TableContents">. . . . 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03_soloPintadasHorizontales</text:p>
      <text:p text:style-name="Standard"><text:tab/>Descripción:</text:p>
      <text:p text:style-name="Standard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IN</text:p>
          </table:table-cell>
          <table:table-cell table:style-name="TableCell41">
            <text:p text:style-name="P42">OUT (Esperado)</text:p>
          </table:table-cell>
        </table:table-row>
        <table:table-row table:style-name="TableRow43">
          <table:table-cell table:style-name="TableCell44">
            <text:p text:style-name="TableContents">3 4 0</text:p>
            <text:p text:style-name="TableContents">3 R 1 3</text:p>
            <text:p text:style-name="TableContents">3 Z 1 2</text:p>
            <text:p text:style-name="TableContents">1 A 1 1</text:p>
            <text:p text:style-name="TableContents">2 A 1 3</text:p>
          </table:table-cell>
          <table:table-cell table:style-name="TableCell45">
            <text:p text:style-name="TableContents">A . .</text:p>
            <text:p text:style-name="TableContents">A A A</text:p>
            <text:p text:style-name="TableContents">P P R</text:p>
          </table:table-cell>
        </table:table-row>
      </table:table>
      <text:p text:style-name="Standard"/>
      <text:p text:style-name="Standard"/>
      <text:p text:style-name="Standard">04_soloPintadasVerticales</text:p>
      <text:p text:style-name="Standard"><text:tab/>Descripción:</text:p>
      <text:p text:style-name="Standard"/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IN</text:p>
          </table:table-cell>
          <table:table-cell table:style-name="TableCell52">
            <text:p text:style-name="P53">OUT (Esperado)</text:p>
          </table:table-cell>
        </table:table-row>
        <table:table-row table:style-name="TableRow54">
          <table:table-cell table:style-name="TableCell55">
            <text:p text:style-name="TableContents">3 0 4</text:p>
            <text:p text:style-name="TableContents">2 Z 1 1</text:p>
            <text:p text:style-name="TableContents">3 R 1 3</text:p>
            <text:p text:style-name="TableContents">1 Z 1 2</text:p>
            <text:p text:style-name="TableContents">1 R 1 3</text:p>
          </table:table-cell>
          <table:table-cell table:style-name="TableCell56">
            <text:p text:style-name="TableContents">P Z R</text:p>
            <text:p text:style-name="TableContents">P . R</text:p>
            <text:p text:style-name="TableContents">R . R</text:p>
          </table:table-cell>
        </table:table-row>
      </table:table>
      <text:p text:style-name="Standard"/>
      <text:p text:style-name="Standard"/>
      <text:p text:style-name="Standard">05_soloColoresSecundarios</text:p>
      <text:p text:style-name="Standard"><text:tab/>Descripción:</text:p>
      <text:p text:style-name="Standard"/>
      <table:table table:style-name="Table57">
        <table:table-columns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IN</text:p>
          </table:table-cell>
          <table:table-cell table:style-name="TableCell63">
            <text:p text:style-name="P64">OUT (Esperado)</text:p>
          </table:table-cell>
        </table:table-row>
        <table:table-row table:style-name="TableRow65">
          <table:table-cell table:style-name="TableCell66">
            <text:p text:style-name="TableContents">4 4 4</text:p>
            <text:p text:style-name="TableContents">1 Z 1 4</text:p>
            <text:p text:style-name="TableContents">3 Z 1 4</text:p>
            <text:p text:style-name="TableContents">2 R 1 4</text:p>
            <text:p text:style-name="TableContents">4 R 1 4</text:p>
            <text:p text:style-name="TableContents">1 A 1 4</text:p>
            <text:p text:style-name="TableContents">2 A 1 4</text:p>
            <text:p text:style-name="TableContents">3 A 1 4</text:p>
            <text:p text:style-name="TableContents">4 A 1 4</text:p>
          </table:table-cell>
          <table:table-cell table:style-name="TableCell67">
            <text:p text:style-name="TableContents">V V V V</text:p>
            <text:p text:style-name="TableContents">N N N N</text:p>
            <text:p text:style-name="TableContents">V V V V</text:p>
            <text:p text:style-name="TableContents">N N N N</text:p>
          </table:table-cell>
        </table:table-row>
      </table:table>
      <text:p text:style-name="Standard"/>
      <text:p text:style-name="Standard"/>
      <text:p text:style-name="Standard">06_colorBlancoIntercalados</text:p>
      <text:p text:style-name="Standard"><text:tab/>Descripción:</text:p>
      <text:p text:style-name="Standard"/>
      <table:table table:style-name="Table68">
        <table:table-columns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IN</text:p>
          </table:table-cell>
          <table:table-cell table:style-name="TableCell74">
            <text:p text:style-name="P75">OUT (Esperado)</text:p>
          </table:table-cell>
        </table:table-row>
        <table:table-row table:style-name="TableRow76">
          <table:table-cell table:style-name="TableCell77">
            <text:p text:style-name="TableContents">3 4 2</text:p>
            <text:p text:style-name="TableContents">1 A 1 1</text:p>
            <text:p text:style-name="TableContents">1 A 3 3</text:p>
            <text:p text:style-name="TableContents">3 A 1 1</text:p>
            <text:p text:style-name="TableContents">3 A 3 3</text:p>
            <text:p text:style-name="TableContents">1 R 1 1</text:p>
            <text:p text:style-name="TableContents">1 R 3 3<text:s/></text:p>
            <text:p text:style-name="TableContents">2 Z 2 2</text:p>
          </table:table-cell>
          <table:table-cell table:style-name="TableCell78">
            <text:p text:style-name="TableContents">N<text:s/>. A</text:p>
            <text:p text:style-name="TableContents">. Z .</text:p>
            <text:p text:style-name="TableContents">N . A</text:p>
            <text:p text:style-name="TableContents"/>
          </table:table-cell>
        </table:table-row>
      </table:table>
      <text:p text:style-name="Standard"/>
      <text:p text:style-name="Standard">07_limiteInferior</text:p>
      <text:p text:style-name="Standard"><text:tab/>Descripción:</text:p>
      <text:p text:style-name="Standard"/>
      <table:table table:style-name="Table79">
        <table:table-columns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IN</text:p>
          </table:table-cell>
          <table:table-cell table:style-name="TableCell85">
            <text:p text:style-name="P86">OUT (Esperado)</text:p>
          </table:table-cell>
        </table:table-row>
        <table:table-row table:style-name="TableRow87">
          <table:table-cell table:style-name="TableCell88">
            <text:p text:style-name="TableContents">1 0 0</text:p>
          </table:table-cell>
          <table:table-cell table:style-name="TableCell89">
            <text:p text:style-name="TableContents">.</text:p>
          </table:table-cell>
        </table:table-row>
      </table:table>
      <text:p text:style-name="Standard"/>
      <text:p text:style-name="Standard">08_limiteSuperior</text:p>
      <text:p text:style-name="Standard"><text:tab/>Descripción:</text:p>
      <text:p text:style-name="Standard"/>
      <table:table table:style-name="Table90">
        <table:table-columns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P95">IN</text:p>
          </table:table-cell>
          <table:table-cell table:style-name="TableCell96">
            <text:p text:style-name="P97">OUT (Esperado)</text:p>
          </table:table-cell>
        </table:table-row>
        <table:table-row table:style-name="TableRow98">
          <table:table-cell table:style-name="TableCell99">
            <text:p text:style-name="TableContents">1000 1000 1000</text:p>
            <text:p text:style-name="TableContents">1 A 1 1000</text:p>
            <text:p text:style-name="TableContents">…</text:p>
            <text:p text:style-name="TableContents">1000 A 1 1000</text:p>
            <text:p text:style-name="TableContents">1 R 1 1000</text:p>
            <text:p text:style-name="TableContents">…</text:p>
            <text:p text:style-name="TableContents">1000 R 1 1000</text:p>
          </table:table-cell>
          <table:table-cell table:style-name="TableCell100">
            <text:p text:style-name="TableContents">TODO N</text:p>
          </table:table-cell>
        </table:table-row>
      </table:table>
      <text:p text:style-name="Standard"/>
      <text:p text:style-name="Standard">09_cadaPinceladaUnSoloCuadrado</text:p>
      <text:p text:style-name="Standard"><text:tab/>Descripción:</text:p>
      <text:p text:style-name="Standard"/>
      <table:table table:style-name="Table101">
        <table:table-columns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IN</text:p>
          </table:table-cell>
          <table:table-cell table:style-name="TableCell107">
            <text:p text:style-name="P108">OUT (Esperado)</text:p>
          </table:table-cell>
        </table:table-row>
        <table:table-row table:style-name="TableRow109">
          <table:table-cell table:style-name="TableCell110">
            <text:p text:style-name="TableContents">2 2 2</text:p>
            <text:p text:style-name="TableContents">1 A 1 1</text:p>
            <text:p text:style-name="TableContents">2 A 2 2</text:p>
            <text:p text:style-name="TableContents">1 A 1 1</text:p>
            <text:p text:style-name="TableContents">2 A 2 2</text:p>
          </table:table-cell>
          <table:table-cell table:style-name="TableCell111">
            <text:p text:style-name="TableContents">A A</text:p>
            <text:p text:style-name="TableContents">A 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10_casoGuia</text:p>
      <text:p text:style-name="Standard"><text:tab/>Descripción:</text:p>
      <text:p text:style-name="Standard"/>
      <table:table table:style-name="Table112">
        <table:table-columns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P117">IN</text:p>
          </table:table-cell>
          <table:table-cell table:style-name="TableCell118">
            <text:p text:style-name="P119">OUT (Esperado)</text:p>
          </table:table-cell>
        </table:table-row>
        <table:table-row table:style-name="TableRow120">
          <table:table-cell table:style-name="TableCell121">
            <text:p text:style-name="P122">9 8 9</text:p>
            <text:p text:style-name="P123">1 A 1 9</text:p>
            <text:p text:style-name="P124">6 Z 5 9<text:s/></text:p>
            <text:p text:style-name="P125">3 Z 3 9<text:s/></text:p>
            <text:p text:style-name="P126">2 R 6 9<text:s/></text:p>
            <text:p text:style-name="P127">4 A 1 3<text:s/></text:p>
            <text:p text:style-name="P128">5 Z 1 5<text:s/></text:p>
            <text:p text:style-name="P129">9 Z 1 6<text:s/></text:p>
            <text:p text:style-name="P130">8 R 4 6<text:s/></text:p>
            <text:p text:style-name="P131">5 Z 2 8<text:s/></text:p>
            <text:p text:style-name="P132">2 R 1 3<text:s/></text:p>
            <text:p text:style-name="P133">9 Z 2 9<text:s/></text:p>
            <text:p text:style-name="P134">4 A 1 9<text:s/></text:p>
            <text:p text:style-name="P135">6 A 2 9<text:s/></text:p>
            <text:p text:style-name="P136">7 Z 1 9<text:s/></text:p>
            <text:p text:style-name="P137">1 Z 3 9<text:s/></text:p>
            <text:p text:style-name="P138">8 R 7 9<text:s/></text:p>
            <text:p text:style-name="TableContents"><text:span text:style-name="T139">3 Z 1 9</text:span></text:p>
          </table:table-cell>
          <table:table-cell table:style-name="TableCell140">
            <text:p text:style-name="P141">ANVAAAVAA<text:s/></text:p>
            <text:p text:style-name="P142">.RZAZNPRP<text:s/></text:p>
            <text:p text:style-name="P143">ZRZVZVZZZ<text:s/></text:p>
            <text:p text:style-name="P144">VAVAZAZ.Z<text:s/></text:p>
            <text:p text:style-name="P145">ZZZVZAZ.Z<text:s/></text:p>
            <text:p text:style-name="P146">Z.ZAZVZZZ<text:s/></text:p>
            <text:p text:style-name="P147">Z.ZAZAZRZ<text:s/></text:p>
            <text:p text:style-name="P148">Z.ZNPNZRZ<text:s/></text:p>
            <text:p text:style-name="TableContents"><text:span text:style-name="T149">ZZZVZVZRZ</text:span></text:p>
          </table:table-cell>
        </table:table-row>
      </table:table>
      <text:p text:style-name="Standard"/>
      <text:p text:style-name="Standard">11_dosPintadasEnLaMismaDireccionDistintoColor</text:p>
      <text:p text:style-name="Standard"><text:tab/>Descripción:</text:p>
      <text:p text:style-name="Standard"/>
      <table:table table:style-name="Table150">
        <table:table-columns>
          <table:table-column table:style-name="TableColumn151"/>
          <table:table-column table:style-name="TableColumn152"/>
        </table:table-columns>
        <table:table-row table:style-name="TableRow153">
          <table:table-cell table:style-name="TableCell154">
            <text:p text:style-name="P155">IN</text:p>
          </table:table-cell>
          <table:table-cell table:style-name="TableCell156">
            <text:p text:style-name="P157">OUT (Esperado)</text:p>
          </table:table-cell>
        </table:table-row>
        <table:table-row table:style-name="TableRow158">
          <table:table-cell table:style-name="TableCell159">
            <text:p text:style-name="P160">3 2 0</text:p>
            <text:p text:style-name="P161">1 A 1 3</text:p>
            <text:p text:style-name="TableContents"><text:span text:style-name="T162">1 R 1 3</text:span></text:p>
          </table:table-cell>
          <table:table-cell table:style-name="TableCell163">
            <text:p text:style-name="P164">N N N</text:p>
            <text:p text:style-name="P165">. . .<text:s/></text:p>
            <text:p text:style-name="TableContents"><text:span text:style-name="T166">. . 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 Artime</meta:initial-creator>
    <dc:creator>Martin Artime</dc:creator>
    <meta:creation-date>2016-10-13T20:03:00Z</meta:creation-date>
    <dc:date>2016-10-13T21:20:00Z</dc:date>
    <meta:template xlink:href="Normal" xlink:type="simple"/>
    <meta:editing-cycles>4</meta:editing-cycles>
    <meta:editing-duration>PT4680S</meta:editing-duration>
    <meta:document-statistic meta:page-count="4" meta:paragraph-count="3" meta:word-count="269" meta:character-count="1751" meta:row-count="12" meta:non-whitespace-character-count="1485"/>
  </office:meta>
</office:document-meta>
</file>